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artNullsGenericBugTest.smart_nulls_generic_bug_generic_M_provided_as_var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ao.findVarargs( int idx , M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o.findB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rtNullsGenericBugTest.smart_nulls_generic_bug_generic_M_provided_in_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ao.f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rtNullsGenericBugTest.smart_nulls_generic_bug_generic_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ao.findArgs( int idx , M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rtNullsGenericBugTest.smart_nulls_generic_bug_generic_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